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14cm" fo:min-width="7.35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84cm" fo:min-width="7.35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46cm" fo:min-width="7.346cm" fo:padding-top="0.139cm" fo:padding-bottom="0.139cm" fo:padding-left="0.264cm" fo:padding-right="0.264cm"/>
    </style:style>
    <style:style style:name="gr4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.131cm" fo:min-width="7.12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3cm" fo:min-width="1.479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000000" draw:marker-start="Diamond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7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style:font-name="Inconsolata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style:font-name="Roboto" fo:font-size="12pt" style:font-size-asian="12pt" style:font-size-complex="12pt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Roboto Condens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Inconsolata1" fo:font-size="12pt" style:font-size-asian="12pt" style:font-size-complex="12pt"/>
    </style:style>
    <style:style style:name="T4" style:family="text">
      <style:text-properties style:font-name="Inconsolata1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Inconsolata1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Roboto" fo:font-size="12pt" style:font-size-asian="12pt" style:font-size-complex="12pt"/>
    </style:style>
    <style:style style:name="T7" style:family="text">
      <style:text-properties style:text-position="0% 100%" style:font-name="Robo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85cm" svg:height="0.792cm" svg:x="0.116cm" svg:y="0.197cm">
          <text:p text:style-name="P1"><text:span text:style-name="T1">Rule 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85cm" svg:height="0.662cm" svg:x="0.116cm" svg:y="0.989cm">
          <text:p text:style-name="P3"><text:span text:style-name="T2">set</text:span><text:span text:style-name="T3">:set of </text:span><text:span text:style-name="T4">rul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874cm" svg:height="1.524cm" svg:x="0.127cm" svg:y="1.64cm">
          <text:p text:style-name="P3"><text:span text:style-name="T5">addARule()</text:span></text:p>
          <text:p text:style-name="P3"><text:span text:style-name="T5">removeARule()</text:span></text:p>
          <text:p text:style-name="P3"><text:span text:style-name="T5">modifyARule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2cm" svg:height="0.381cm" svg:x="0.381cm" svg:y="1.2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007cm" svg:height="0.908cm" svg:x="10.233cm" svg:y="0.87cm">
          <text:p text:style-name="P1"><text:span text:style-name="T1">Rul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8.001cm" svg:y1="1.322cm" svg:x2="10.233cm" svg:y2="1.324cm" draw:start-shape="id1" draw:start-glue-point="1" draw:end-shape="id2" draw:end-glue-point="3" svg:d="M8001 1322l2232 2" svg:viewBox="0 0 2233 3">
          <text:p/>
        </draw:connector>
        <draw:custom-shape draw:style-name="gr4" draw:text-style-name="P6" xml:id="id1" draw:id="id1" draw:layer="layout" svg:width="7.62cm" svg:height="0.381cm" svg:x="0.381cm" svg:y="1.13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55cm" svg:height="0.81cm" svg:x="9.144cm" svg:y="0.714cm">
          <draw:text-box>
            <text:p><text:span text:style-name="T6">0..</text:span><text:span text:style-name="T7">.</text:span><text:span text:style-name="T6">*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" svg:viewBox="0 0 3000 6000" svg:d="M1500 0l1500 3000-1500 3000-1500-300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446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2-03T12:49:14.766893469</dc:date>
    <meta:editing-duration>PT5H13M21S</meta:editing-duration>
    <meta:editing-cycles>44</meta:editing-cycles>
    <meta:generator>LibreOffice/6.3.3.2.0$Linux_X86_64 LibreOffice_project/30$Build-2</meta:generator>
    <meta:document-statistic meta:object-count="8"/>
  </office:meta>
</office:document-meta>
</file>